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990000A6240000153F6465894E.wmf"/>
  <manifest:file-entry manifest:media-type="" manifest:full-path="Pictures/2000000E00005303000004A46EFAE994.wm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Verdana" svg:font-family="Verdana, Helvetica, 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-0.953cm" fo:margin-right="0cm" fo:text-indent="0cm" style:auto-text-indent="false"/>
    </style:style>
    <style:style style:name="P2" style:family="paragraph" style:parent-style-name="Header">
      <style:paragraph-properties fo:margin-left="-0.953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Footer">
      <style:text-properties fo:font-size="10pt" style:font-size-asian="10pt" style:font-size-complex="10pt"/>
    </style:style>
    <style:style style:name="P6" style:family="paragraph" style:parent-style-name="Standard">
      <style:paragraph-properties fo:margin-top="0cm" fo:margin-bottom="0cm"/>
    </style:style>
    <style:style style:name="P7" style:family="paragraph" style:parent-style-name="Standard">
      <style:paragraph-properties fo:margin-top="0cm" fo:margin-bottom="0cm" fo:line-height="200%"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margin-top="0cm" fo:margin-bottom="0cm" fo:line-height="200%" fo:text-align="center" style:justify-single-word="false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top="0cm" fo:margin-bottom="0cm" fo:line-height="200%" fo:text-align="center" style:justify-single-word="false"/>
      <style:text-properties fo:font-size="12pt" style:font-size-asian="12pt"/>
    </style:style>
    <style:style style:name="P10" style:family="paragraph" style:parent-style-name="Standard">
      <style:paragraph-properties fo:margin-top="0cm" fo:margin-bottom="0cm" fo:line-height="200%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cm" fo:margin-bottom="0cm" fo:line-height="200%"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/>
    </style:style>
    <style:style style:name="P13" style:family="paragraph" style:parent-style-name="Standard">
      <style:paragraph-properties fo:margin-top="0cm" fo:margin-bottom="0cm"/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fo:margin-top="0cm" fo:margin-bottom="0cm" fo:line-height="0.564cm" fo:text-align="start" style:justify-single-word="false"/>
    </style:style>
    <style:style style:name="P15" style:family="paragraph" style:parent-style-name="Standard">
      <style:paragraph-properties fo:margin-top="0cm" fo:margin-bottom="0cm" fo:line-height="200%" fo:text-align="center" style:justify-single-word="false"/>
      <style:text-properties fo:font-size="12pt" style:font-size-asian="12pt"/>
    </style:style>
    <style:style style:name="P16" style:family="paragraph" style:parent-style-name="Standard">
      <style:paragraph-properties fo:margin-top="0cm" fo:margin-bottom="0cm" fo:line-height="0.564cm" fo:text-align="center" style:justify-single-word="false"/>
      <style:text-properties fo:font-size="14pt" style:font-size-asian="14pt"/>
    </style:style>
    <style:style style:name="P17" style:family="paragraph" style:parent-style-name="Standard">
      <style:paragraph-properties fo:margin-top="0cm" fo:margin-bottom="0cm" fo:line-height="0.564cm" fo:text-align="start" style:justify-single-word="false"/>
      <style:text-properties fo:font-size="14pt" style:font-size-asian="14pt"/>
    </style:style>
    <style:style style:name="P18" style:family="paragraph" style:parent-style-name="Heading_20_1" style:master-page-name="First_20_Page">
      <style:paragraph-properties fo:text-align="center" style:justify-single-word="false" style:page-number="auto"/>
      <style:text-properties fo:font-size="24pt" fo:font-weight="bold" style:font-size-asian="24pt" style:font-weight-asian="bold" style:font-size-complex="24pt"/>
    </style:style>
    <style:style style:name="P19" style:family="paragraph" style:parent-style-name="Heading_20_2">
      <style:paragraph-properties fo:text-align="center" style:justify-single-word="false"/>
      <style:text-properties fo:font-variant="normal" fo:text-transform="none" fo:color="#000000" style:font-name="Verdana" fo:font-size="12.75pt" fo:letter-spacing="normal" fo:font-style="normal" style:text-underline-style="none" fo:font-weight="bold" style:font-size-asian="14pt" style:font-style-asian="normal" style:font-size-complex="14pt" style:font-style-complex="normal"/>
    </style:style>
    <style:style style:name="P20" style:family="paragraph">
      <style:paragraph-properties fo:text-align="center" style:writing-mode="lr-tb"/>
      <style:text-properties fo:font-size="24pt"/>
    </style:style>
    <style:style style:name="T1" style:family="text">
      <style:text-properties fo:color="#666666" fo:font-size="9pt" fo:font-weight="bold" style:font-size-asian="9pt" style:font-weight-asian="bold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00" style:text-line-through-style="none" style:font-name="Verdana" fo:font-size="14pt" fo:letter-spacing="normal" fo:font-style="normal" style:text-underline-style="none" fo:font-weight="bold" style:text-blinking="false" style:font-size-asian="14pt" style:font-weight-asian="bold" style:font-size-complex="14pt"/>
    </style:style>
    <style:style style:name="T4" style:family="text">
      <style:text-properties fo:font-variant="normal" fo:text-transform="none" fo:color="#000000" style:font-name="Verdana" fo:font-size="14pt" fo:letter-spacing="normal" fo:font-style="normal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size-complex="14pt"/>
    </style:style>
    <style:style style:name="T9" style:family="text">
      <style:text-properties fo:font-weight="normal" style:font-weight-asian="normal" style:font-size-complex="14pt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Implementation and Documentation</text:h>
      <text:p text:style-name="P12"/>
      <text:h text:style-name="P19" text:outline-level="2">The Software Architecture Game (SWAG)</text:h>
      <text:p text:style-name="P4"/>
      <text:p text:style-name="P7">Task 3</text:p>
      <text:p text:style-name="P8"/>
      <text:p text:style-name="P9">innerhalb der Lehrveranstaltung</text:p>
      <text:p text:style-name="P11"><text:span text:style-name="T4">VU Software Architekturen - </text:span><text:span text:style-name="T3">184.159</text:span><text:span text:style-name="T4">, VU 2.0, SS 2011</text:span></text:p>
      <text:p text:style-name="P10"/>
      <text:p text:style-name="P9">im Rahmen des Studiums</text:p>
      <text:p text:style-name="P10">Software Engineering &amp; Internet Computing</text:p>
      <text:p text:style-name="P10">066 937</text:p>
      <text:p text:style-name="P10"/>
      <text:p text:style-name="P9">eingereicht von</text:p>
      <text:p text:style-name="P16"><text:span text:style-name="T8">Gruppe swa006</text:span></text:p>
      <text:p text:style-name="P17"><text:span text:style-name="T8"/></text:p>
      <text:p text:style-name="P14"><text:span text:style-name="T5"><text:tab/><text:tab/><text:tab/>Alexander Duml<text:tab/></text:span><text:span text:style-name="T7">0726471</text:span></text:p>
      <text:p text:style-name="P14"><text:span text:style-name="T5"><text:tab/><text:tab/><text:tab/>Tobias Graf<text:tab/><text:tab/></text:span><text:span text:style-name="T7">0625647</text:span></text:p>
      <text:p text:style-name="P14"><text:span text:style-name="T5"><text:tab/><text:tab/><text:tab/>Thomas Perl<text:tab/><text:tab/></text:span><text:span text:style-name="T7">0725603</text:span></text:p>
      <text:p text:style-name="P14"><text:span text:style-name="T5"><text:tab/><text:tab/><text:tab/>Dominik Schenner<text:tab/></text:span><text:span text:style-name="T7">0625584</text:span></text:p>
      <text:p text:style-name="P17"><text:span text:style-name="T8"><text:tab/><text:tab/><text:tab/>Martin Wieser<text:tab/><text:tab/></text:span><text:span text:style-name="T6">0727131</text:span></text:p>
      <text:p text:style-name="P6"/>
      <text:p text:style-name="P6"/>
      <text:p text:style-name="P6">an der</text:p>
      <text:p text:style-name="P6">Fakultät für Informatik der Technischen Universität Wien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Verdana" svg:font-family="Verdana, Helvetica, 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A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writing-mode="lr-tb"/>
      <style:text-properties style:use-window-font-color="true" style:font-name="Arial" fo:font-size="11pt" fo:language="de" fo:country="AT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fo:keep-with-next="always"/>
      <style:text-properties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size="12pt" fo:font-weight="bold" style:font-size-asian="12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fzählung" style:family="paragraph" style:parent-style-name="Standard" style:list-style-name="WW8Num1"/>
    <style:style style:name="Frame_20_contents" style:display-name="Frame contents" style:family="paragraph" style:parent-style-name="Text_20_body" style:class="extra"/>
    <style:style style:name="WW8Num1z0" style:family="text">
      <style:text-properties style:font-name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/>
    </style:style>
    <style:style style:name="Absatz-Standardschriftart" style:family="text"/>
    <style:style style:name="Footer_20_Char" style:display-name="Footer Char" style:family="text" style:parent-style-name="Absatz-Standardschriftart">
      <style:text-properties style:font-name="Arial" fo:font-size="11pt" fo:language="de" fo:country="AT" style:font-size-asian="11pt" style:font-size-complex="12pt" style:language-complex="ar" style:country-complex="SA"/>
    </style:style>
    <style:style style:name="Page_20_Number" style:display-name="Page Number" style:family="text" style:parent-style-name="Absatz-Standardschriftart">
      <style:text-properties style:font-name="Ari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953cm" fo:margin-right="0cm" fo:text-align="center" style:justify-single-word="false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Header">
      <style:paragraph-properties fo:margin-left="-0.953cm" fo:margin-right="0cm" fo:text-indent="0cm" style:auto-text-indent="false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 style:parent-style-name="Footer">
      <style:text-properties fo:font-size="10pt" style:font-size-asian="10pt" style:font-size-complex="10pt"/>
    </style:style>
    <style:style style:name="MT1" style:family="text">
      <style:text-properties fo:color="#666666" fo:font-size="9pt" fo:font-weight="bold" style:font-size-asian="9pt" style:font-weight-asian="bold" style:font-size-complex="9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953cm" fo:margin-bottom="2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754cm" fo:margin-left="0cm" fo:margin-right="0cm" fo:margin-bottom="4.655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0.953cm" fo:margin-bottom="1.09cm" fo:margin-left="2.5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754cm" fo:margin-left="0cm" fo:margin-right="0cm" fo:margin-bottom="4.655cm" style:dynamic-spacing="true"/>
      </style:header-style>
      <style:footer-style>
        <style:header-footer-properties fo:min-height="0.91cm" fo:margin-left="0cm" fo:margin-right="0cm" fo:margin-top="0.81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Rahmen1" text:anchor-type="char" svg:x="14.455cm" svg:y="0.716cm" svg:width="2.09cm" svg:height="0.506cm" draw:z-index="0"><draw:text-box><text:p text:style-name="MP2"><text:span text:style-name="MT1">Seite </text:span><text:span text:style-name="Page_20_Number"><text:span text:style-name="MT1"><text:page-number text:select-page="current">2</text:page-number></text:span></text:span><text:span text:style-name="Page_20_Number"><text:span text:style-name="MT1">|</text:span></text:span><text:span text:style-name="Page_20_Number"><text:span text:style-name="MT1"><text:page-count style:num-format="1">1</text:page-count></text:span></text:span></text:p></draw:text-box></draw:frame><draw:frame draw:style-name="Mfr2" draw:name="Grafik1" text:anchor-type="as-char" svg:width="17.87cm" svg:height="1.009cm" draw:z-index="0"><draw:image xlink:href="Pictures/2000000E00005303000004A46EFAE994.wmf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MP3"><draw:frame draw:style-name="Mfr2" draw:name="Grafik2" text:anchor-type="as-char" svg:width="17.863cm" svg:height="2.272cm" draw:z-index="0"><draw:image xlink:href="Pictures/200000990000A6240000153F6465894E.wmf" xlink:type="simple" xlink:show="embed" xlink:actuate="onLoad"/></draw:frame></text:p>
      </style:header>
      <style:footer>
        <text:p text:style-name="Footer"><draw:line text:anchor-type="char" draw:z-index="1" draw:style-name="Mgr1" draw:text-style-name="MP4" svg:x1="0.011cm" svg:y1="-0.116cm" svg:x2="16.011cm" svg:y2="-0.116cm"><text:p/></draw:line><text:span text:style-name="MT2">T</text:span><text:span text:style-name="MT2">echnische Universität Wien</text:span></text:p>
        <text:p text:style-name="MP5">A-1040 Wien ▪ Karlsplatz 13 ▪ Tel. +43-1-58801-0 ▪ www.tuwien.ac.a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virginia mesicek</meta:initial-creator>
    <meta:creation-date>2010-02-18T11:21:00</meta:creation-date>
    <dc:date>2011-06-12T09:03:56</dc:date>
    <meta:print-date>2010-02-17T09:46:00</meta:print-date>
    <meta:editing-cycles>29</meta:editing-cycles>
    <meta:generator>LibreOffice/3.3$Unix LibreOffice_project/330m19$Build-202</meta:generator>
    <meta:editing-duration>PT29M59S</meta:editing-duration>
    <meta:document-statistic meta:table-count="0" meta:image-count="2" meta:object-count="0" meta:page-count="1" meta:paragraph-count="22" meta:word-count="76" meta:character-count="547"/>
  </office:meta>
</office:document-meta>
</file>